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ira Code Medium" svg:font-family="'Fira Code Medium'" style:font-adornments="Medium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0.769cm"/>
    </style:style>
    <style:style style:name="Table1.Q" style:family="table-column">
      <style:table-column-properties style:column-width="0.767cm"/>
    </style:style>
    <style:style style:name="Table1.1" style:family="table-row">
      <style:table-row-properties style:min-row-height="0.87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vertical-align="bottom" fo:padding="0cm" fo:border="none" style:writing-mode="page"/>
    </style:style>
    <style:style style:name="Table1.3" style:family="table-row">
      <style:table-row-properties style:min-row-height="0.166cm"/>
    </style:style>
    <style:style style:name="Table1.B3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Table1.A4" style:family="table-cell">
      <style:table-cell-properties style:vertical-align="middle" fo:padding="0cm" fo:border="none" style:writing-mode="page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0.695cm"/>
    </style:style>
    <style:style style:name="Table4.Q" style:family="table-column">
      <style:table-column-properties style:column-width="0.688cm"/>
    </style:style>
    <style:style style:name="Table4.1" style:family="table-row"/>
    <style:style style:name="Table4.A1" style:family="table-cell">
      <style:table-cell-properties style:vertical-align="middle" fo:padding="0cm" fo:border="none" style:writing-mode="page"/>
    </style:style>
    <style:style style:name="Table4.B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Heading_20_4">
      <style:text-properties officeooo:paragraph-rsid="0012e201"/>
    </style:style>
    <style:style style:name="P2" style:family="paragraph" style:parent-style-name="Heading_20_4">
      <style:paragraph-properties fo:break-before="page"/>
      <style:text-properties officeooo:paragraph-rsid="0012e201"/>
    </style:style>
    <style:style style:name="P3" style:family="paragraph" style:parent-style-name="Heading_20_4">
      <style:text-properties officeooo:rsid="001467d1" officeooo:paragraph-rsid="001467d1"/>
    </style:style>
    <style:style style:name="P4" style:family="paragraph" style:parent-style-name="Normal_20__28_Web_29_">
      <style:paragraph-properties fo:margin-top="0.212cm" fo:margin-bottom="0cm" style:contextual-spacing="false" style:vertical-align="baseline"/>
    </style:style>
    <style:style style:name="P5" style:family="paragraph" style:parent-style-name="Normal_20__28_Web_29_">
      <style:paragraph-properties fo:margin-top="0.169cm" fo:margin-bottom="0cm" style:contextual-spacing="false" fo:text-align="end" style:justify-single-word="false" style:vertical-align="baseline"/>
      <style:text-properties fo:color="#000000" loext:opacity="100%" style:font-name="Arial" fo:font-size="10pt" fo:font-style="italic" style:letter-kerning="true" style:font-name-asian="DejaVu Sans" style:font-size-asian="10pt" style:font-style-asian="italic" style:font-name-complex="Arial" style:font-size-complex="10pt" style:font-style-complex="italic" style:font-weight-complex="bold"/>
    </style:style>
    <style:style style:name="P6" style:family="paragraph" style:parent-style-name="Normal_20__28_Web_29_">
      <style:paragraph-properties fo:margin-top="0.191cm" fo:margin-bottom="0cm" style:contextual-spacing="false" fo:text-align="center" style:justify-single-word="false" style:vertical-align="baseline"/>
      <style:text-properties fo:color="#000000" loext:opacity="100%" style:font-name="Arial" fo:font-size="10pt" fo:font-style="italic" style:letter-kerning="true" style:font-name-asian="DejaVu Sans" style:font-size-asian="10pt" style:font-style-asian="italic" style:font-name-complex="Arial" style:font-size-complex="10pt" style:font-style-complex="italic" style:font-weight-complex="bold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 style:vertical-align="baseline"/>
      <style:text-properties fo:color="#000000" loext:opacity="100%" style:font-name="Arial" fo:font-size="10pt" fo:font-weight="bold" style:letter-kerning="true" style:font-name-asian="DejaVu Sans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212cm" fo:margin-bottom="0cm" style:contextual-spacing="false" fo:text-align="center" style:justify-single-word="false" style:vertical-align="baseline"/>
      <style:text-properties fo:color="#000000" loext:opacity="100%" style:font-name="Arial" fo:font-size="10pt" fo:font-weight="bold" style:letter-kerning="true" style:font-name-asian="DejaVu Sans" style:font-size-asian="10pt" style:font-weight-asian="bold" style:font-name-complex="Arial" style:font-size-complex="10pt" style:font-weight-complex="bold"/>
    </style:style>
    <style:style style:name="P9" style:family="paragraph" style:parent-style-name="Preformatted_20_Text">
      <style:text-properties officeooo:rsid="00120b16" officeooo:paragraph-rsid="00120b16"/>
    </style:style>
    <style:style style:name="P10" style:family="paragraph" style:parent-style-name="Preformatted_20_Text">
      <style:paragraph-properties style:writing-mode="lr-tb"/>
      <style:text-properties officeooo:rsid="00120b16" officeooo:paragraph-rsid="00120b16"/>
    </style:style>
    <style:style style:name="P11" style:family="paragraph" style:parent-style-name="Preformatted_20_Text">
      <style:text-properties officeooo:rsid="00120b16" officeooo:paragraph-rsid="0012e201"/>
    </style:style>
    <style:style style:name="P12" style:family="paragraph" style:parent-style-name="Preformatted_20_Text">
      <style:paragraph-properties style:writing-mode="lr-tb"/>
      <style:text-properties officeooo:rsid="00120b16" officeooo:paragraph-rsid="0012e201"/>
    </style:style>
    <style:style style:name="P13" style:family="paragraph" style:parent-style-name="Preformatted_20_Text" style:list-style-name="L1">
      <style:text-properties officeooo:rsid="00120b16" officeooo:paragraph-rsid="00120b16"/>
    </style:style>
    <style:style style:name="P14" style:family="paragraph" style:parent-style-name="Preformatted_20_Text" style:list-style-name="L4">
      <style:paragraph-properties style:writing-mode="lr-tb"/>
      <style:text-properties officeooo:rsid="00120b16" officeooo:paragraph-rsid="0012e201"/>
    </style:style>
    <style:style style:name="P15" style:family="paragraph" style:parent-style-name="Preformatted_20_Text">
      <style:text-properties officeooo:rsid="00120b16" officeooo:paragraph-rsid="001467d1"/>
    </style:style>
    <style:style style:name="P16" style:family="paragraph" style:parent-style-name="Preformatted_20_Text">
      <style:text-properties officeooo:rsid="0012e201" officeooo:paragraph-rsid="0012e201"/>
    </style:style>
    <style:style style:name="P17" style:family="paragraph" style:parent-style-name="Preformatted_20_Text" style:list-style-name="L2">
      <style:text-properties officeooo:paragraph-rsid="00120b16"/>
    </style:style>
    <style:style style:name="P18" style:family="paragraph" style:parent-style-name="Preformatted_20_Text" style:list-style-name="L3">
      <style:paragraph-properties style:writing-mode="lr-tb"/>
      <style:text-properties officeooo:paragraph-rsid="0012e201"/>
    </style:style>
    <style:style style:name="P19" style:family="paragraph" style:parent-style-name="Preformatted_20_Text" style:list-style-name="L5">
      <style:text-properties officeooo:paragraph-rsid="001467d1"/>
    </style:style>
    <style:style style:name="P20" style:family="paragraph" style:parent-style-name="Preformatted_20_Text" style:list-style-name="L6">
      <style:text-properties officeooo:paragraph-rsid="0012e20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2pt"/>
    </style:style>
    <style:style style:name="P2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none" fo:country="none" officeooo:paragraph-rsid="00101b8a" style:font-size-asian="12pt" style:language-asian="none" style:country-asian="none" style:font-name-complex="Times New Roman"/>
    </style:style>
    <style:style style:name="P25" style:family="paragraph" style:parent-style-name="Standard">
      <style:paragraph-properties fo:text-align="justify" style:justify-single-word="false" style:writing-mode="lr-tb"/>
      <style:text-properties style:font-name="Times New Roman" fo:font-size="12pt" fo:language="none" fo:country="none" officeooo:paragraph-rsid="00101b8a" style:font-size-asian="12pt" style:language-asian="none" style:country-asian="none" style:font-name-complex="Times New Roman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none" fo:country="none" officeooo:paragraph-rsid="001621f2" style:font-size-asian="12pt" style:language-asian="none" style:country-asian="none" style:font-name-complex="Times New Roman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28" style:family="paragraph" style:parent-style-name="Standard">
      <style:text-properties style:font-name="Times New Roman" fo:font-size="13pt" officeooo:paragraph-rsid="001621f2" style:font-size-asian="13pt" style:font-name-complex="Times New Roman" style:font-size-complex="13pt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0" style:family="paragraph" style:parent-style-name="Standard">
      <style:text-properties officeooo:paragraph-rsid="001621f2"/>
    </style:style>
    <style:style style:name="P31" style:family="paragraph" style:parent-style-name="Table_20_Contents">
      <style:paragraph-properties fo:text-align="center" style:justify-single-word="false"/>
      <style:text-properties officeooo:rsid="00120b16" officeooo:paragraph-rsid="00120b16"/>
    </style:style>
    <style:style style:name="P32" style:family="paragraph" style:parent-style-name="Table_20_Contents">
      <style:paragraph-properties fo:text-align="center" style:justify-single-word="false"/>
      <style:text-properties officeooo:rsid="00120b16" officeooo:paragraph-rsid="0012e201"/>
    </style:style>
    <style:style style:name="P33" style:family="paragraph" style:parent-style-name="Table_20_Contents">
      <style:paragraph-properties fo:text-align="center" style:justify-single-word="false"/>
      <style:text-properties officeooo:rsid="0012e201" officeooo:paragraph-rsid="0012e201"/>
    </style:style>
    <style:style style:name="P34" style:family="paragraph" style:parent-style-name="Table_20_Contents">
      <style:paragraph-properties fo:text-align="center" style:justify-single-word="false"/>
      <style:text-properties officeooo:rsid="00175eea" officeooo:paragraph-rsid="00175eea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rsid="0012e201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P38" style:family="paragraph">
      <style:paragraph-properties fo:margin-top="0cm" fo:margin-bottom="0cm" fo:line-height="100%" fo:text-align="center" style:writing-mode="lr-tb"/>
    </style:style>
    <style:style style:name="P39" style:family="paragraph">
      <loext:graphic-properties draw:fill="solid" draw:fill-color="#bfbfbf" draw:opacity="50%"/>
      <style:paragraph-properties fo:margin-top="0cm" fo:margin-bottom="0cm" fo:line-height="100%" fo:text-align="center" style:writing-mode="lr-tb"/>
    </style:style>
    <style:style style:name="P40" style:family="paragraph">
      <loext:graphic-properties draw:fill="solid" draw:fill-color="#bfbfbf" draw:opacity="50%"/>
      <style:paragraph-properties style:writing-mode="lr-tb"/>
    </style:style>
    <style:style style:name="T1" style:family="text">
      <style:text-properties style:font-name="Times New Roman" fo:font-size="14pt" style:font-size-asian="14pt" style:font-name-complex="Times New Roman" style:font-size-complex="12pt"/>
    </style:style>
    <style:style style:name="T2" style:family="text">
      <style:text-properties style:font-name="Times New Roman" fo:font-size="13pt" style:font-size-asian="13pt" style:font-name-complex="Times New Roman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e201" style:font-weight-asian="bold" style:font-weight-complex="bold"/>
    </style:style>
    <style:style style:name="T5" style:family="text">
      <style:text-properties fo:color="#000000" loext:opacity="100%" style:font-name="Arial" fo:font-size="10pt" fo:font-weight="bold" style:letter-kerning="true" style:font-name-asian="DejaVu Sans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loext:opacity="100%" style:font-name="Arial" fo:font-size="10pt" fo:font-style="italic" fo:font-weight="bold" style:letter-kerning="true" style:font-name-asian="DejaVu Sans" style:font-size-asian="10pt" style:font-style-asian="italic" style:font-weight-asian="bold" style:font-name-complex="Arial" style:font-size-complex="10pt" style:font-style-complex="italic" style:font-weight-complex="bold"/>
    </style:style>
    <style:style style:name="T7" style:family="text">
      <style:text-properties officeooo:rsid="00101b8a"/>
    </style:style>
    <style:style style:name="T8" style:family="text">
      <style:text-properties style:use-window-font-color="true" loext:opacity="0%" officeooo:rsid="00101b8a" style:font-name-asian="Calibri" style:font-size-complex="11pt" style:language-complex="ar" style:country-complex="SA"/>
    </style:style>
    <style:style style:name="T9" style:family="text">
      <style:text-properties style:use-window-font-color="true" loext:opacity="0%" officeooo:rsid="00120b16" style:font-name-asian="Calibri" style:font-size-complex="11pt" style:language-complex="ar" style:country-complex="SA"/>
    </style:style>
    <style:style style:name="T10" style:family="text">
      <style:text-properties style:use-window-font-color="true" loext:opacity="0%" style:font-name="Liberation Sans" fo:font-size="13pt" fo:language="pt" fo:country="BR" fo:font-style="italic" fo:font-weight="bold" officeooo:rsid="00120b16" style:font-name-asian="Noto Sans CJK SC" style:font-size-asian="13pt" style:font-style-asian="italic" style:font-weight-asian="bold" style:font-name-complex="FreeSans1" style:font-size-complex="13pt" style:language-complex="ar" style:country-complex="SA" style:font-style-complex="italic" style:font-weight-complex="bold"/>
    </style:style>
    <style:style style:name="T11" style:family="text">
      <style:text-properties style:use-window-font-color="true" loext:opacity="0%" style:font-name="Liberation Sans" fo:font-size="13pt" fo:language="pt" fo:country="BR" fo:font-style="italic" fo:font-weight="bold" officeooo:rsid="001621f2" style:font-name-asian="Noto Sans CJK SC" style:font-size-asian="13pt" style:font-style-asian="italic" style:font-weight-asian="bold" style:font-name-complex="FreeSans1" style:font-size-complex="13pt" style:language-complex="ar" style:country-complex="SA" style:font-style-complex="italic" style:font-weight-complex="bold"/>
    </style:style>
    <style:style style:name="T12" style:family="text">
      <style:text-properties style:use-window-font-color="true" loext:opacity="0%" style:font-name="Liberation Mono" fo:font-size="10pt" fo:language="pt" fo:country="BR" style:font-name-asian="Noto Sans Mono CJK SC" style:font-size-asian="10pt" style:font-name-complex="Liberation Mono" style:font-size-complex="10pt" style:language-complex="ar" style:country-complex="SA"/>
    </style:style>
    <style:style style:name="T13" style:family="text">
      <style:text-properties style:use-window-font-color="true" loext:opacity="0%" style:font-name="Liberation Mono" fo:font-size="10pt" fo:language="pt" fo:country="BR" officeooo:rsid="00120b16" style:font-name-asian="Noto Sans Mono CJK SC" style:font-size-asian="10pt" style:font-name-complex="Liberation Mono" style:font-size-complex="10pt" style:language-complex="ar" style:country-complex="SA"/>
    </style:style>
    <style:style style:name="T14" style:family="text">
      <style:text-properties style:use-window-font-color="true" loext:opacity="0%" style:font-name="Liberation Mono" fo:font-size="10pt" fo:language="pt" fo:country="BR" officeooo:rsid="0012e201" style:font-name-asian="Noto Sans Mono CJK SC" style:font-size-asian="10pt" style:font-name-complex="Liberation Mono" style:font-size-complex="10pt" style:language-complex="ar" style:country-complex="SA"/>
    </style:style>
    <style:style style:name="T15" style:family="text">
      <style:text-properties style:use-window-font-color="true" loext:opacity="0%" style:font-name="Liberation Mono" fo:font-size="10pt" fo:language="pt" fo:country="BR" officeooo:rsid="001467d1" style:font-name-asian="Noto Sans Mono CJK SC" style:font-size-asian="10pt" style:font-name-complex="Liberation Mono" style:font-size-complex="10pt" style:language-complex="ar" style:country-complex="SA"/>
    </style:style>
    <style:style style:name="T16" style:family="text">
      <style:text-properties officeooo:rsid="00120b16"/>
    </style:style>
    <style:style style:name="T17" style:family="text">
      <style:text-properties fo:language="pt" fo:country="BR" style:language-complex="ar" style:country-complex="SA"/>
    </style:style>
    <style:style style:name="T18" style:family="text">
      <style:text-properties officeooo:rsid="0012e201"/>
    </style:style>
    <style:style style:name="T19" style:family="text">
      <style:text-properties officeooo:rsid="001467d1"/>
    </style:style>
    <style:style style:name="T20" style:family="text">
      <style:text-properties style:font-name="Fira Code Medium"/>
    </style:style>
    <style:style style:name="T21" style:family="text">
      <style:text-properties officeooo:rsid="001621f2"/>
    </style:style>
    <style:style style:name="T22" style:family="text">
      <style:text-properties style:font-name="Times New Roman" fo:font-size="13pt" style:font-size-asian="13pt" style:font-name-complex="Times New Roman1" style:font-size-complex="13pt"/>
    </style:style>
    <style:style style:name="T23" style:family="text">
      <style:text-properties style:font-name="Times New Roman" fo:font-size="13pt" officeooo:rsid="00134ad5" style:font-size-asian="13pt" style:font-name-complex="Times New Roman1" style:font-size-complex="13pt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style:font-name="Times New Roman" officeooo:rsid="00134ad5" style:font-name-complex="Times New Roman1"/>
    </style:style>
    <style:style style:name="T26" style:family="text">
      <style:text-properties fo:color="#000000" loext:opacity="100%" style:font-name="Arial" fo:font-size="10pt" fo:language="pt" fo:country="BR" fo:font-weight="bold" style:letter-kerning="true" style:font-name-asian="DejaVu Sans" style:font-size-asian="10pt" style:font-weight-asian="bold" style:font-name-complex="Arial" style:font-size-complex="10pt" style:language-complex="ar" style:country-complex="SA" style:font-weight-complex="bold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bfbfbf" style:background-transparency="50%" draw:fill="solid" draw:fill-color="#bfbfbf" draw:opacity="50%" fo:padding-left="0.254cm" fo:padding-right="0.254cm" fo:padding-top="0.127cm" fo:padding-bottom="0.127cm" fo:border="1.5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draw:marker-end="msArrowOpenEnd_20_4" draw:marker-end-width="0.318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53cm" svg:stroke-color="#000000" draw:marker-end="msArrowEnd_20_5" draw:marker-end-width="0.212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71cm" svg:stroke-color="#000000" draw:marker-end="msArrowEnd_20_5" draw:marker-end-width="0.212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53cm" svg:stroke-color="#000000" draw:stroke-linejoin="miter" draw:fill="solid" draw:fill-color="#bfbfbf" draw:opacity="50%" draw:textarea-horizontal-align="justify" draw:textarea-vertical-align="middle" draw:auto-grow-height="false" draw:auto-grow-width="false" fo:min-height="1.337cm" fo:min-width="5.159cm" fo:padding-top="0.127cm" fo:padding-bottom="0.127cm" fo:padding-left="0.254cm" fo:padding-right="0.254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53cm" svg:stroke-color="#000000" draw:stroke-linejoin="miter" draw:fill="solid" draw:fill-color="#bfbfbf" draw:opacity="50%" draw:textarea-horizontal-align="justify" draw:textarea-vertical-align="middle" draw:auto-grow-height="false" draw:auto-grow-width="true" fo:min-height="0.649cm" fo:min-width="2.362cm" fo:padding-top="0.127cm" fo:padding-bottom="0.127cm" fo:padding-left="0.254cm" fo:padding-right="0.254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.053cm" svg:stroke-color="#000000" draw:stroke-linejoin="miter" draw:fill="solid" draw:fill-color="#bfbfbf" draw:opacity="50%" draw:textarea-horizontal-align="justify" draw:textarea-vertical-align="middle" draw:auto-grow-height="false" draw:auto-grow-width="false" fo:min-height="1.337cm" fo:min-width="5.646cm" fo:padding-top="0.127cm" fo:padding-bottom="0.127cm" fo:padding-left="0.254cm" fo:padding-right="0.254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draw:fill="solid" draw:fill-color="#bfbfbf" draw:opacity="50%" draw:textarea-horizontal-align="left" draw:textarea-vertical-align="middle" draw:auto-grow-height="false" fo:min-height="0.309cm" fo:min-width="1.007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TIVIDADE AVALIATIVA</text:p>
      <text:p text:style-name="P21">Aritmética – 4</text:p>
      <text:p text:style-name="P21"/>
      <text:p text:style-name="P22"/>
      <text:p text:style-name="P30"><text:span text:style-name="T22">Estudante: </text:span><text:span text:style-name="T23">Wagner Clemente Coelho Batalha 20/0044486</text:span></text:p>
      <text:p text:style-name="P28"><text:span text:style-name="T24">Estudante: </text:span><text:span text:style-name="T25">Eder de Amaral Amorim 17/0140636</text:span></text:p>
      <text:p text:style-name="P27"/>
      <text:p text:style-name="P29"><text:span text:style-name="T2">No diagrama a seguir está representada uma topologia de hardware para executar multiplicação de números binários inteiros. Explique o funcionamento dessa arquitetura, incluindo na explicação o motivo para os tamanhos dos registradores (Multiplicando, Multiplicador, Produto), os sentidos dos deslocamentos nos registradores, a função da ULA e os pesos matemáticos (arme uma operação manual de multiplicação).</text:span></text:p>
      <text:p text:style-name="P23"/>
      <text:h text:style-name="Heading_20_2" text:outline-level="2"><draw:line text:anchor-type="char" draw:z-index="29" draw:name="Line 73" draw:style-name="gr4" draw:text-style-name="P37" svg:x1="10.257cm" svg:y1="3.822cm" svg:x2="6.655cm" svg:y2="3.822cm"><text:p/></draw:line><draw:frame draw:style-name="fr1" draw:name="Frame1" text:anchor-type="char" svg:x="5.172cm" svg:y="6.05cm" svg:width="2.178cm" draw:z-index="9"><draw:text-box fo:min-height="0cm"><text:p text:style-name="P5">Escrever</text:p></draw:text-box></draw:frame><draw:line text:anchor-type="char" draw:z-index="28" draw:name="Line 72" draw:style-name="gr3" draw:text-style-name="P37" svg:x1="10.598cm" svg:y1="1.593cm" svg:x2="8.913cm" svg:y2="1.593cm"><text:p/></draw:line><draw:line text:anchor-type="char" draw:z-index="6" draw:name="Line 50" draw:style-name="gr3" draw:text-style-name="P37" svg:x1="14.873cm" svg:y1="6.369cm" svg:x2="12.993cm" svg:y2="6.369cm"><text:p/></draw:line><draw:line text:anchor-type="char" draw:z-index="5" draw:name="Line 49" draw:style-name="gr3" draw:text-style-name="P37" svg:x1="8.914cm" svg:y1="6.369cm" svg:x2="7.521cm" svg:y2="6.369cm"><text:p/></draw:line><draw:custom-shape text:anchor-type="char" draw:z-index="2" draw:name="AutoShape 46" draw:style-name="gr11" draw:text-style-name="P39" svg:width="6.155cm" svg:height="1.592cm" svg:x="1.367cm" svg:y="5.574cm"><text:p text:style-name="P38"><text:span text:style-name="T26">Produto</text:span></text:p><draw:enhanced-geometry svg:viewBox="0 0 21600 21600" draw:glue-points="10800 0 0 10800 10800 21600 21600 10800" draw:type="flowchart-process" draw:enhanced-path="M 0 0 L 21600 0 21600 21600 0 21600 0 0 Z N"/></draw:custom-shape><draw:line text:anchor-type="char" draw:z-index="33" draw:name="Line 77" draw:style-name="gr2" draw:text-style-name="P37" svg:x1="16.58cm" svg:y1="6.689cm" svg:x2="12.786cm" svg:y2="6.689cm"><text:p/></draw:line><draw:frame draw:style-name="fr1" draw:name="Frame2" text:anchor-type="char" svg:x="12.368cm" svg:y="4.353cm" svg:width="3.644cm" svg:height="0.85cm" draw:z-index="8"><draw:text-box><text:p text:style-name="P6">Deslocar à direita</text:p></draw:text-box></draw:frame><draw:frame draw:style-name="fr2" draw:name="Frame3" text:anchor-type="char" svg:x="12.598cm" svg:y="3.609cm" svg:width="3.182cm" svg:height="1.699cm" draw:z-index="4"><draw:text-box><text:p text:style-name="P7">Multiplicador</text:p></draw:text-box></draw:frame><draw:frame draw:style-name="fr1" draw:name="Frame4" text:anchor-type="char" svg:x="4.561cm" svg:y="1.048cm" svg:width="4.844cm" svg:height="0.836cm" draw:z-index="19"><draw:text-box><text:p text:style-name="P6">Deslocar à esquerda</text:p></draw:text-box></draw:frame><draw:custom-shape text:anchor-type="char" draw:z-index="18" draw:name="AutoShape 62" draw:style-name="gr9" draw:text-style-name="P39" svg:width="5.668cm" svg:height="1.592cm" svg:x="3.247cm" svg:y="0.319cm"><text:p text:style-name="P38"><text:span text:style-name="T26">Multiplicando</text:span></text:p><draw:enhanced-geometry svg:viewBox="0 0 21600 21600" draw:glue-points="10800 0 0 10800 10800 21600 21600 10800" draw:type="flowchart-process" draw:enhanced-path="M 0 0 L 21600 0 21600 21600 0 21600 0 0 Z N"/></draw:custom-shape><draw:frame draw:style-name="fr1" draw:name="Frame5" text:anchor-type="char" svg:x="12.993cm" svg:y="5.255cm" svg:width="1.88cm" draw:z-index="38"><draw:text-box fo:min-height="0cm"><text:p text:style-name="P4"><text:span text:style-name="T5">32 </text:span><text:span text:style-name="T6">bits</text:span></text:p></draw:text-box></draw:frame><draw:frame draw:style-name="fr1" draw:name="Frame6" text:anchor-type="char" svg:x="4.445cm" svg:y="7.165cm" svg:width="1.88cm" draw:z-index="37"><draw:text-box fo:min-height="0cm"><text:p text:style-name="P4"><text:span text:style-name="T5">64 </text:span><text:span text:style-name="T6">bits</text:span></text:p></draw:text-box></draw:frame><draw:frame draw:style-name="fr1" draw:name="Frame7" text:anchor-type="char" svg:x="6.154cm" svg:y="1.91cm" svg:width="1.88cm" draw:z-index="36"><draw:text-box fo:min-height="0cm"><text:p text:style-name="P4"><text:span text:style-name="T5">64 </text:span><text:span text:style-name="T6">bits</text:span></text:p></draw:text-box></draw:frame><draw:line text:anchor-type="char" draw:z-index="35" draw:name="Line 79" draw:style-name="gr1" draw:text-style-name="P37" svg:x1="6.839cm" svg:y1="0cm" svg:x2="5.47cm" svg:y2="0cm"><text:p/></draw:line><draw:line text:anchor-type="char" draw:z-index="34" draw:name="Line 78" draw:style-name="gr1" draw:text-style-name="P37" svg:x1="13.504cm" svg:y1="3.344cm" svg:x2="14.873cm" svg:y2="3.344cm"><text:p/></draw:line><draw:line text:anchor-type="char" draw:z-index="32" draw:name="Line 76" draw:style-name="gr2" draw:text-style-name="P37" svg:x1="16.582cm" svg:y1="4.937cm" svg:x2="16.582cm" svg:y2="6.689cm"><text:p/></draw:line><draw:line text:anchor-type="char" draw:z-index="31" draw:name="Line 75" draw:style-name="gr3" draw:text-style-name="P37" svg:x1="16.58cm" svg:y1="4.937cm" svg:x2="15.725cm" svg:y2="4.937cm"><text:p/></draw:line><draw:line text:anchor-type="char" draw:z-index="30" draw:name="Line 74" draw:style-name="gr2" draw:text-style-name="P37" svg:x1="10.257cm" svg:y1="3.822cm" svg:x2="10.257cm" svg:y2="5.732cm"><text:p/></draw:line><draw:line text:anchor-type="char" draw:z-index="27" draw:name="Line 71" draw:style-name="gr2" draw:text-style-name="P37" svg:x1="10.599cm" svg:y1="5.733cm" svg:x2="10.599cm" svg:y2="1.593cm"><text:p/></draw:line><draw:line text:anchor-type="char" draw:z-index="26" draw:name="Line 70" draw:style-name="gr5" draw:text-style-name="P37" svg:x1="0cm" svg:y1="2.23cm" svg:x2="0cm" svg:y2="7.963cm"><text:p/></draw:line><draw:line text:anchor-type="char" draw:z-index="25" draw:name="Line 69" draw:style-name="gr5" draw:text-style-name="P37" svg:x1="4.445cm" svg:y1="7.165cm" svg:x2="4.445cm" svg:y2="7.962cm"><text:p/></draw:line><draw:line text:anchor-type="char" draw:z-index="24" draw:name="Line 68" draw:style-name="gr5" draw:text-style-name="P37" svg:x1="4.445cm" svg:y1="7.962cm" svg:x2="0cm" svg:y2="7.962cm"><text:p/></draw:line><draw:line text:anchor-type="char" draw:z-index="23" draw:name="Line 67" draw:style-name="gr5" draw:text-style-name="P37" svg:x1="2.734cm" svg:y1="2.23cm" svg:x2="-0.002cm" svg:y2="2.23cm"><text:p/></draw:line><draw:line text:anchor-type="char" draw:z-index="22" draw:name="Line 66" draw:style-name="gr6" draw:text-style-name="P37" svg:x1="2.736cm" svg:y1="2.23cm" svg:x2="2.736cm" svg:y2="3.026cm"><text:p/></draw:line><draw:line text:anchor-type="char" draw:z-index="21" draw:name="Line 65" draw:style-name="gr7" draw:text-style-name="P37" svg:x1="4.445cm" svg:y1="4.618cm" svg:x2="4.445cm" svg:y2="5.574cm"><text:p/></draw:line><draw:line text:anchor-type="char" draw:z-index="20" draw:name="Line 64" draw:style-name="gr8" draw:text-style-name="P37" svg:x1="6.154cm" svg:y1="1.91cm" svg:x2="6.154cm" svg:y2="3.025cm"><text:p/></draw:line><draw:frame draw:style-name="fr1" draw:name="Frame8" text:anchor-type="char" svg:x="2.75cm" svg:y="3.709cm" svg:width="3.39cm" draw:z-index="17"><draw:text-box fo:min-height="0cm"><text:p text:style-name="P8">ALU de 64bits</text:p></draw:text-box></draw:frame><draw:line text:anchor-type="char" draw:z-index="16" draw:name="Line 60" draw:style-name="gr2" draw:text-style-name="P37" svg:x1="7.348cm" svg:y1="3.025cm" svg:x2="5.17cm" svg:y2="3.025cm"><text:p/></draw:line><draw:line text:anchor-type="char" draw:z-index="15" draw:name="Line 59" draw:style-name="gr2" draw:text-style-name="P37" svg:x1="1.538cm" svg:y1="3.025cm" svg:x2="3.718cm" svg:y2="3.025cm"><text:p/></draw:line><draw:line text:anchor-type="char" draw:z-index="14" draw:name="Line 58" draw:style-name="gr2" draw:text-style-name="P37" svg:x1="5.655cm" svg:y1="4.616cm" svg:x2="7.35cm" svg:y2="3.023cm"><text:p/></draw:line><draw:line text:anchor-type="char" draw:z-index="13" draw:name="Line 57" draw:style-name="gr2" draw:text-style-name="P37" svg:x1="3.233cm" svg:y1="4.618cm" svg:x2="5.655cm" svg:y2="4.618cm"><text:p/></draw:line><draw:line text:anchor-type="char" draw:z-index="12" draw:name="Line 56" draw:style-name="gr2" draw:text-style-name="P37" svg:x1="1.538cm" svg:y1="3.025cm" svg:x2="3.233cm" svg:y2="4.618cm"><text:p/></draw:line><draw:line text:anchor-type="char" draw:z-index="11" draw:name="Line 55" draw:style-name="gr2" draw:text-style-name="P37" svg:x1="4.445cm" svg:y1="3.709cm" svg:x2="5.172cm" svg:y2="3.025cm"><text:p/></draw:line><draw:line text:anchor-type="char" draw:z-index="10" draw:name="Line 54" draw:style-name="gr2" draw:text-style-name="P37" svg:x1="3.718cm" svg:y1="3.025cm" svg:x2="4.445cm" svg:y2="3.709cm"><text:p/></draw:line><draw:line text:anchor-type="char" draw:z-index="7" draw:name="Line 51" draw:style-name="gr2" draw:text-style-name="P37" svg:x1="14.873cm" svg:y1="5.255cm" svg:x2="14.873cm" svg:y2="6.37cm"><text:p/></draw:line><draw:custom-shape text:anchor-type="char" draw:z-index="3" draw:name="Oval 47" draw:style-name="gr10" draw:text-style-name="P39" svg:width="4.056cm" svg:height="1.278cm" svg:x="8.915cm" svg:y="5.729cm"><text:p text:style-name="P38"><text:span text:style-name="T26">Controle/Tes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" draw:name="AutoShape 45" draw:style-name="gr12" draw:text-style-name="P40" svg:width="3.932cm" svg:height="1.594cm" svg:x="3.418cm" svg:y="3.02cm"><text:p/><draw:enhanced-geometry svg:viewBox="0 0 21600 21600" draw:glue-points="?f6 0 10800 ?f8 ?f11 10800 ?f9 21600 10800 ?f10 ?f5 10800" draw:text-areas="?f3 ?f3 ?f4 ?f4" draw:type="parallelogram" draw:modifiers="92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char" draw:z-index="0" draw:name="AutoShape 44" draw:style-name="gr12" draw:text-style-name="P40" svg:width="3.932cm" svg:height="1.594cm" draw:transform="rotate (-3.14159265358979) translate (5.46452777777778cm 4.61080555555556cm)"><text:p/><draw:enhanced-geometry svg:viewBox="0 0 21600 21600" draw:glue-points="?f6 0 10800 ?f8 ?f11 10800 ?f9 21600 10800 ?f10 ?f5 10800" draw:text-areas="?f3 ?f3 ?f4 ?f4" draw:mirror-horizontal="true" draw:type="parallelogram" draw:modifiers="92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line-break/><text:line-break/><text:line-break/><text:line-break/><text:line-break/><text:line-break/><text:line-break/><text:line-break/><text:line-break/><text:line-break/><text:line-break/><text:line-break/><text:span text:style-name="T21">Resposta</text:span><text:tab/></text:h>
      <text:p text:style-name="P26"><text:span text:style-name="T7"><text:tab/>A arquitetura de multiplicaç</text:span><text:span text:style-name="T8">ão funciona da seguinte forma. Após os registradores do multiplicando e o multiplicador serem transferidos para localizações especiais no processador, a unidade de controle e teste vai verificar o bit menos significativo do multiplicador. Caso seja 1, será adicionado o multiplicando aos registradores $hi e $lo, mas caso seja 0 nada será adicionado. Após este passo o processador executará dois deslocamentos: Um shift left no multiplicando e um shift right no multiplicador. Os passos de antes serão executados mais 31 vezes totalizando 32 bits. </text:span></text:p>
      <text:p text:style-name="P24"><text:soft-page-break/><text:span text:style-name="T8"><text:tab/>Note que o multiplicando tem que ter 64 bits, para acomodar todos os deslocamentos, sem perder dados. Caso o processador seja 64 bits, o multiplicando será 128 bit</text:span><text:span text:style-name="T9">s. A multiplicação portanto sempre exigirá um registrador com o dobro de bits que a arquitetura do processador.</text:span></text:p>
      <text:p text:style-name="P25"><text:span text:style-name="T8"><text:tab/>O papel da unidade lógica aritmética neste caso é executar as somas e a transferência de dados entre registradores.</text:span></text:p>
      <text:h text:style-name="Heading_20_2" text:outline-level="2">Exemplo de multiplicaç<text:span text:style-name="T17">ão</text:span></text:h>
      <text:p text:style-name="P15"/>
      <text:p text:style-name="Standard">01011010 x 00001011</text:p>
      <text:p text:style-name="P9"/>
      <text:p text:style-name="P9">iniciar o multiplicando com 16 bits </text:p>
      <text:p text:style-name="P9">multiplicando = <text:span text:style-name="T3">0000000001011010</text:span></text:p>
      <text:p text:style-name="P9"/>
      <text:h text:style-name="Heading_20_4" text:outline-level="4">Passo 1</text:h>
      <text:p text:style-name="P9">multiplicando = <text:span text:style-name="T3">0000000001011010</text:span></text:p>
      <text:p text:style-name="P10">multiplicador = <text:span text:style-name="T3">00001001</text:span></text:p>
      <text:list xml:id="list1978925069" text:style-name="L1">
        <text:list-item>
          <text:p text:style-name="P13">O <text:span text:style-name="T12">último bit do multiplicador é 1. Portanto </text:span><text:span text:style-name="T15">a</text:span><text:span text:style-name="T12">o produto </text:span><text:span text:style-name="T15">será somado o multiplicando.</text:span></text:p>
        </text:list-item>
      </text:list>
      <table:table table:name="Table1" table:style-name="Table1">
        <table:table-column table:style-name="Table1.A"/>
        <table:table-column table:style-name="Table1.B" table:number-columns-repeated="15"/>
        <table:table-column table:style-name="Table1.Q"/>
        <table:table-row table:style-name="Table1.1">
          <table:table-cell table:style-name="Table1.A1" office:value-type="string">
            <text:p text:style-name="Text_20_body">Produto <text:span text:style-name="T18">+</text:span>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</table:table-row>
        <table:table-row table:style-name="Table1.1">
          <table:table-cell table:style-name="Table1.A1" office:value-type="string">
            <text:p text:style-name="Text_20_body">multiplicando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</table:table-row>
        <table:table-row table:style-name="Table1.3">
          <table:table-cell table:style-name="Table1.A1" office:value-type="string">
            <text:p text:style-name="Text_20_body"/>
          </table:table-cell>
          <table:table-cell table:style-name="Table1.B3" table:number-columns-spanned="16" office:value-type="string">
            <text:p text:style-name="P36">=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5">Produto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  <table:table-cell table:style-name="Table1.B1" office:value-type="string">
            <text:p text:style-name="Text_20_body">1</text:p>
          </table:table-cell>
          <table:table-cell table:style-name="Table1.B1" office:value-type="string">
            <text:p text:style-name="Text_20_body">0</text:p>
          </table:table-cell>
        </table:table-row>
      </table:table>
      <text:list xml:id="list3852700792" text:style-name="L2">
        <text:list-item>
          <text:p text:style-name="P17"><text:span text:style-name="T16">Fazer shift left no multiplicando e shift right no multiplicador.</text:span></text:p>
        </text:list-item>
      </text:list>
      <text:p text:style-name="P9"/>
      <text:h text:style-name="Heading_20_4" text:outline-level="4">Passo 2</text:h>
      <text:p text:style-name="P9">multiplicando = <text:span text:style-name="T3">0000000010110100</text:span></text:p>
      <text:p text:style-name="P10">multiplicador = <text:span text:style-name="T3">00000100</text:span></text:p>
      <text:list xml:id="list910204547" text:style-name="L3">
        <text:list-item>
          <text:p text:style-name="P18"><text:span text:style-name="T16">O </text:span><text:span text:style-name="T13">último bit do multiplicador é 0. Portanto o produto </text:span><text:span text:style-name="T14">mesmo.</text:span></text:p>
        </text:list-item>
        <text:list-item>
          <text:p text:style-name="P18"><text:span text:style-name="T16">Fazer shift left no multiplicando e shift right no multiplicador.</text:span></text:p>
        </text:list-item>
      </text:list>
      <text:p text:style-name="P9"/>
      <text:h text:style-name="Heading_20_4" text:outline-level="4">Passo 3</text:h>
      <text:p text:style-name="P9">multiplicando = <text:span text:style-name="T3">0000000101101000</text:span></text:p>
      <text:p text:style-name="P10">multiplicador = <text:span text:style-name="T3">00000010</text:span></text:p>
      <text:list xml:id="list1478462986" text:style-name="L4">
        <text:list-item>
          <text:p text:style-name="P14">O <text:span text:style-name="T12">último bit do multiplicador é 0. Portanto o produto </text:span><text:span text:style-name="T14">continua o mesmo.</text:span></text:p>
        </text:list-item>
        <text:list-item>
          <text:p text:style-name="P14">Fazer shift left no multiplicando e shift right no multiplicador.</text:p>
        </text:list-item>
      </text:list>
      <text:h text:style-name="P1" text:outline-level="4" text:is-list-header="true"/>
      <text:h text:style-name="P2" text:outline-level="4">Passo <text:span text:style-name="T18">4</text:span></text:h>
      <text:p text:style-name="P11">multiplicando = <text:span text:style-name="T3">000000101101000</text:span><text:span text:style-name="T4">0</text:span></text:p>
      <text:p text:style-name="P12">multiplicador = <text:span text:style-name="T3">0000</text:span><text:span text:style-name="T4">0001</text:span></text:p>
      <text:list xml:id="list1470619832" text:style-name="L5">
        <text:list-item>
          <text:p text:style-name="P19"><text:span text:style-name="T16">O </text:span><text:span text:style-name="T13">último bit do multiplicador é 1. Portanto </text:span><text:span text:style-name="T15">a</text:span><text:span text:style-name="T13">o produto </text:span><text:span text:style-name="T15">será somado o multiplicando.</text:span></text:p>
        </text:list-item>
      </text:list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 table:style-name="Table4.1">
          <table:table-cell table:style-name="Table4.A1" office:value-type="string">
            <text:p text:style-name="P32">Produto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0</text:p>
          </table:table-cell>
        </table:table-row>
        <table:table-row table:style-name="Table4.1">
          <table:table-cell table:style-name="Table4.A1" office:value-type="string">
            <text:p text:style-name="P32">multiplicando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2"><text:span text:style-name="T18">0</text:span></text:p>
          </table:table-cell>
        </table:table-row>
        <table:table-row table:style-name="Table4.1">
          <table:table-cell table:style-name="Table4.A1" office:value-type="string">
            <text:p text:style-name="P32"/>
          </table:table-cell>
          <table:table-cell table:style-name="Table4.B3" table:number-columns-spanned="16" office:value-type="string">
            <text:p text:style-name="P34">+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2">Produto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2">0</text:p>
          </table:table-cell>
        </table:table-row>
      </table:table>
      <text:list xml:id="list4128269182" text:style-name="L6">
        <text:list-item>
          <text:p text:style-name="P20"><text:span text:style-name="T16">Fazer shift left no multiplicando e shift right no multiplicador.</text:span></text:p>
        </text:list-item>
      </text:list>
      <text:p text:style-name="P9"/>
      <text:h text:style-name="Heading_20_4" text:outline-level="4">Passo 5 a 16</text:h>
      <text:p text:style-name="P16">Nada acontece pois os bits restantes do multiplicador s<text:span text:style-name="T12">ão zero. </text:span><text:span text:style-name="T15">(Igual nos passos 2 e 3).</text:span></text:p>
      <text:p text:style-name="P16"><text:span text:style-name="T12"/></text:p>
      <text:h text:style-name="P3" text:outline-level="4">Final</text:h>
      <text:p text:style-name="Standard"><text:tab/>O resultado final da multiplicação é <text:span text:style-name="T20">1100101010</text:span>, dividido em dois registradores <text:span text:style-name="T20">$hi=00000011</text:span> e <text:span text:style-name="T20">$lo=001010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ira Code Medium" svg:font-family="'Fira Code Medium'" style:font-adornments="Medium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0 180 180" svg:d="M90 0l90 180h-180z"/>
    <draw:marker draw:name="Arrowheads_20_2" draw:display-name="Arrowheads 2" svg:viewBox="0 0 180 180" svg:d="M90 0l90 180h-180z"/>
    <draw:marker draw:name="Arrowheads_20_3" draw:display-name="Arrowheads 3" svg:viewBox="0 0 180 180" svg:d="M90 0l90 180h-180z"/>
    <draw:marker draw:name="msArrowEnd_20_5" draw:display-name="msArrowEnd 5" svg:viewBox="0 0 120 120" svg:d="M60 0l60 120h-120z"/>
    <draw:marker draw:name="msArrowOpenEnd_20_4" draw:display-name="msArrowOpenEnd 4" svg:viewBox="0 0 180 140" svg:d="M90 0l90 127-27 13-63-90-63 90-27-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.501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usuário</meta:initial-creator>
    <meta:creation-date>2015-09-24T13:32:00</meta:creation-date>
    <dc:date>2022-07-21T20:42:41.466317404</dc:date>
    <meta:editing-cycles>27</meta:editing-cycles>
    <meta:editing-duration>PT36M47S</meta:editing-duration>
    <meta:generator>LibreOffice/7.3.4.2$Linux_X86_64 LibreOffice_project/30$Build-2</meta:generator>
    <meta:document-statistic meta:table-count="2" meta:image-count="0" meta:object-count="0" meta:page-count="3" meta:paragraph-count="149" meta:word-count="527" meta:character-count="2922" meta:non-whitespace-character-count="2532"/>
  </office:meta>
</office:document-meta>
</file>